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asian="Times New Roman" style:font-name-complex="Calibri" fo:font-weight="bold" style:font-weight-asian="bold" style:font-weight-complex="bold" fo:font-size="16pt" style:font-size-asian="16pt" style:font-size-complex="16pt" style:language-asian="en" style:country-asian="GB"/>
    </style:style>
    <style:style style:name="P2"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5"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6"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7" style:parent-style-name="Normal" style:family="paragraph">
      <style:paragraph-properties fo:margin-top="0.0694in" fo:margin-bottom="0.0694in" fo:line-height="100%"/>
    </style:style>
    <style:style style:name="T8"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GB"/>
    </style:style>
    <style:style style:name="P9"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10"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13"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16"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19"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22"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23" style:parent-style-name="Normal" style:family="paragraph">
      <style:paragraph-properties fo:margin-top="0.0694in" fo:margin-bottom="0.0694in" fo:line-height="100%"/>
    </style:style>
    <style:style style:name="T24"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25"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26"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27"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28"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29"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0"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1"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2"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3"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4"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5" style:parent-style-name="ListParagraph" style:list-style-name="LFO2"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6"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38"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39"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0"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1"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2"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3"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4"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5"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6" style:parent-style-name="Normal" style:list-style-name="LFO1"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47"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en" style:country-asian="GB"/>
    </style:style>
    <style:style style:name="P48" style:parent-style-name="Normal" style:family="paragraph">
      <style:paragraph-properties fo:margin-top="0.0694in" fo:margin-bottom="0.0694in" fo:line-height="100%"/>
    </style:style>
    <style:style style:name="T4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GB"/>
    </style:style>
    <style:style style:name="P50"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51"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52"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GB"/>
    </style:style>
    <style:style style:name="P53" style:parent-style-name="Normal" style:family="paragraph">
      <style:text-properties style:font-name-complex="Calibri"/>
    </style:style>
  </office:automatic-styles>
  <office:body>
    <office:text text:use-soft-page-breaks="true">
      <text:p text:style-name="P1">Digital Marketing Executive</text:p>
      <text:p text:style-name="P2">£20,000 - £25,000 [DOE]</text:p>
      <text:p text:style-name="P3">We’re looking for an ambitious individual to help us deliver outstanding marketing for our awesome clients. We’re looking for a creative, hard-working person who wants to level up their marketing skills, we’ll help you develop career-defining skills.<text:s/>In a whole range of marketing activities.</text:p>
      <text:p text:style-name="P4">You’ll ideally have some experience with marketing, whether that’s in University, College, Freelance, or personal projects.</text:p>
      <text:p text:style-name="P5">We like to think of ourselves as a creative first agency, so we’d love someone full of ideas and imagination to help us deliver a fantastic service to our clients.</text:p>
      <text:p text:style-name="P6"/>
      <text:p text:style-name="P7"><text:span text:style-name="T8">The Company</text:span></text:p>
      <text:p text:style-name="P9">We're a purpose-driven creative digital agency that specialises in the Recruitment space. We help ambitious agencies find their voice and stand out in their crowded markets through impactful web design and engaging smart content underpinned by strategy brought about by years of experience.</text:p>
      <text:p text:style-name="P10">We’re a small but hard-working team of 2, based out of an office in Folkestone Kent. We have 3 core values for how we work:</text:p>
      <text:p text:style-name="P11"><text:span text:style-name="T12">Continual Improvement:</text:span></text:p>
      <text:p text:style-name="P13">We never stop learning, adapting, and changing with the times. In our fast-paced industry, we must take the time to grow our skills and get ahead of the curve.</text:p>
      <text:p text:style-name="P14"><text:span text:style-name="T15">Going the extra mile:</text:span></text:p>
      <text:p text:style-name="P16">We always see where we can do better. Perfectionists who are passionate about the projects we take on. If it will make a difference, however small we'll make it happen for the betterment of our clients.</text:p>
      <text:p text:style-name="P17"><text:span text:style-name="T18">Challenge through honesty</text:span></text:p>
      <text:p text:style-name="P19">We don't beat around the bush. Our work succeeds when we challenge and push. By not only being honest with ourselves internally but being honest with our clients. The best work comes through us challenging.</text:p>
      <text:p text:style-name="P20"><text:span text:style-name="T21">The Role</text:span></text:p>
      <text:soft-page-break/>
      <text:p text:style-name="P22">You’ll play a direct role in the growth of our business, helping to deliver top-quality marketing solutions for our growing client base.</text:p>
      <text:p text:style-name="P23"><text:span text:style-name="T24">What’s you’ll be doing:</text:span></text:p>
      <text:list text:style-name="LFO2" text:continue-numbering="true">
        <text:list-item>
          <text:p text:style-name="P25">Social media management</text:p>
        </text:list-item>
        <text:list-item>
          <text:p text:style-name="P26">Assisting with marketing campaigns</text:p>
        </text:list-item>
        <text:list-item>
          <text:p text:style-name="P27">Assistance with creating strategy and proposals</text:p>
        </text:list-item>
        <text:list-item>
          <text:p text:style-name="P28">Help create visual graphics</text:p>
        </text:list-item>
        <text:list-item>
          <text:p text:style-name="P29">Uploading content to WordPress websites</text:p>
        </text:list-item>
        <text:list-item>
          <text:p text:style-name="P30">End of month reporting and Analytics</text:p>
        </text:list-item>
        <text:list-item>
          <text:p text:style-name="P31">Video editing</text:p>
        </text:list-item>
        <text:list-item>
          <text:p text:style-name="P32">Newsletters and email campaigns</text:p>
        </text:list-item>
        <text:list-item>
          <text:p text:style-name="P33">Copywriting and blog creation</text:p>
        </text:list-item>
        <text:list-item>
          <text:p text:style-name="P34">Help with company social media presence</text:p>
        </text:list-item>
        <text:list-item>
          <text:p text:style-name="P35">Join us on photography, and video shoots</text:p>
        </text:list-item>
      </text:list>
      <text:p text:style-name="P36">We don’t need you to be an expert at all of these, we’ll always be here to mentor, support, and train you as you grow into your new role, so knowing when to ask questions for the sake of productivity is a must, and never be afraid to ask for help.</text:p>
      <text:p text:style-name="P37">As we're a small team we'll give you room to grow and learn, if you want to test out different sides of the business etc then we'll be able to help facilitate that.</text:p>
      <text:p text:style-name="P38">Perks:</text:p>
      <text:list text:style-name="LFO1" text:continue-numbering="true">
        <text:list-item>
          <text:p text:style-name="P39">28 days holiday (Including bank holidays)</text:p>
        </text:list-item>
        <text:list-item>
          <text:p text:style-name="P40">Book + course self-development budget</text:p>
        </text:list-item>
        <text:list-item>
          <text:p text:style-name="P41">Always get your birthday off</text:p>
        </text:list-item>
        <text:list-item>
          <text:p text:style-name="P42">Flexible working (After probation)</text:p>
        </text:list-item>
        <text:list-item>
          <text:p text:style-name="P43">Self-development days</text:p>
        </text:list-item>
        <text:list-item>
          <text:p text:style-name="P44">Dog-friendly office</text:p>
        </text:list-item>
        <text:list-item>
          <text:p text:style-name="P45">Quarterly company days out</text:p>
        </text:list-item>
        <text:list-item>
          <text:p text:style-name="P46">Charitable leave (4 days per year to take off to do charity work)</text:p>
        </text:list-item>
      </text:list>
      <text:p text:style-name="P47"/>
      <text:p text:style-name="P48"><text:span text:style-name="T49">The interview process</text:span></text:p>
      <text:p text:style-name="P50">Please start by sending us a CV, and potentially a portfolio of any marketing/design work you may have completed?</text:p>
      <text:p text:style-name="P51">The next step is we’ll invite you in for a face-to-face interview at our office in Folkestone.</text:p>
      <text:p text:style-name="P52">Then we’ll bring you in for a final interview to meet the team and discuss any final points before we offer you the role.</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ydn Morgans</meta:initial-creator>
    <dc:creator>Haydn Morgans</dc:creator>
    <meta:creation-date>2022-05-12T06:54:00Z</meta:creation-date>
    <dc:date>2022-05-12T08:11:00Z</dc:date>
    <meta:template xlink:href="Normal" xlink:type="simple"/>
    <meta:editing-cycles>2</meta:editing-cycles>
    <meta:editing-duration>PT4620S</meta:editing-duration>
    <meta:document-statistic meta:page-count="3" meta:paragraph-count="6" meta:word-count="491" meta:character-count="3289" meta:row-count="23" meta:non-whitespace-character-count="2804"/>
  </office:meta>
</office:document-meta>
</file>